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</style:style>
    <style:style style:name="P3" style:family="paragraph" style:parent-style-name="List_20_Paragraph" style:list-style-name="WWNum1">
      <style:paragraph-properties fo:text-align="justify" style:justify-single-word="false"/>
    </style:style>
    <style:style style:name="P4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guntas sobre a Aula 1 </text:p>
      <text:p text:style-name="Standard"/>
      <text:list xml:id="list5968692159080096189" text:style-name="WWNum1">
        <text:list-item>
          <text:p text:style-name="P3">O Campus Maria da Graça possui um documento próprio sobre as Normas de Confecção do Trabalho de Conclusão de Curso ou, até o momento, usa o Guia desenvolvido pelo Cefet Maracanã?</text:p>
        </text:list-item>
      </text:list>
      <text:p text:style-name="P1">Não, neste momento as normas utilizadas são do guia do Cefet Maracanã </text:p>
      <text:p text:style-name="P1"/>
      <text:list xml:id="list36420438" text:continue-numbering="true" text:style-name="WWNum1">
        <text:list-item>
          <text:p text:style-name="P3">Quais foram as principais informações e dicas sobre o número de alunos que podem participar de um mesmo Trabalho de Conclusão de Curso?</text:p>
          <text:p text:style-name="P3">A príncipio o máximo são de dois alunos, nas normas do campus Maracanão constam três, o que poderá a vir ser discutido no futuro a possibilidade. Como dicas a importância de que, caso seja em grupo o trabalho, que haja sintonia e que todos participem de todas as partes do trabalho, pois todos poderão ser questionados sobre qualquer parte do trabalho a qualquer momento pela banca e para que também não haja discrepância em relação ao conteúdo nas várias partes do trabalho apresentado.</text:p>
        </text:list-item>
      </text:list>
      <text:p text:style-name="List_20_Paragraph"/>
      <text:list xml:id="list36426827" text:continue-numbering="true" text:style-name="WWNum1">
        <text:list-item>
          <text:p text:style-name="P3">Que tipo de atividades são desenvolvidas na Disciplina TCC I e TCC II?</text:p>
        </text:list-item>
      </text:list>
      <text:p text:style-name="P1">A disciplina Projeto final I contempla a análise de viabilidade, a pesquisa bibliográfica, a compreensão dos fundamentos teóricos que regem o tema, a aquisição do material, quando necessária, esboço do projeto, adequaçao laboratorial para montagem de protótipos (quando for o caso), definição dos capítulos da monografia e escrita da sua parte inicial.</text:p>
      <text:p text:style-name="P1">A disciplina Projeto final II será a execução do trabalho de fato, isto é: conclusão do projeto, conclusão dos protótipos (quando for o caso), redação da monografia e apresentação do mesmo perante a banca examinad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tícia Zveiter de Albuquerque</meta:initial-creator>
    <dc:creator>Jorge Nami Harbes</dc:creator>
    <meta:editing-cycles>7</meta:editing-cycles>
    <meta:creation-date>2021-12-03T20:12:00</meta:creation-date>
    <dc:date>2021-12-04T16:20:44.26</dc:date>
    <meta:editing-duration>PT1H11S</meta:editing-duration>
    <meta:generator>OpenOffice/4.1.9$Win32 OpenOffice.org_project/419m1$Build-9805</meta:generator>
    <meta:document-statistic meta:table-count="0" meta:image-count="0" meta:object-count="0" meta:page-count="1" meta:paragraph-count="8" meta:word-count="257" meta:character-count="15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